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74.61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23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l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l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eg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ca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olf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edar Height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 table:style-name="ce1" office:value-type="string" calcext:value-type="string">
            <text:p>(incl one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Long Island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sted under “Westchester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19" calcext:value-type="float">
            <text:p>1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2" calcext:value-type="float">
            <text:p>3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 Loans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illinery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om Servic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24" calcext:value-type="float">
            <text:p>2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adio Servic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axicab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Hotel</text:p>
          </table:table-cell>
          <table:table-cell office:value-type="float" office:value="18" calcext:value-type="float">
            <text:p>1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Beauty Parlor</text:p>
          </table:table-cell>
          <table:table-cell office:value-type="float" office:value="15" calcext:value-type="float">
            <text:p>1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dal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or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arpers Fer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0:02:02.4620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7-22T10:02:21.034158000</dc:date>
    <dc:creator>Claudia Engel</dc:creator>
    <meta:editing-duration>P13DT15H14M39S</meta:editing-duration>
    <meta:editing-cycles>409</meta:editing-cycles>
    <meta:generator>LibreOffice/5.1.3.2$MacOSX_X86_64 LibreOffice_project/644e4637d1d8544fd9f56425bd6cec110e49301b</meta:generator>
    <meta:document-statistic meta:table-count="1" meta:cell-count="4767" meta:object-count="0"/>
  </office:meta>
</office:document-meta>
</file>